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27185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27185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27185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27185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27185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27185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27185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27185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27185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27185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27185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27185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27185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27185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27185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27185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27185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Juan Ignacio Vegas Balbuen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8/2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18079972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Juan Carlos Vegas Navarr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178123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33.00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4" meta:non-whitespace-character-count="996"/>
    <meta:template xlink:type="simple" xlink:actuate="onRequest" xlink:title="Normal" xlink:href=""/>
  </office:meta>
</office:document-meta>
</file>